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Production</text:p>
            <text:p>(in tons)</text:p>
          </table:table-cell>
        </table:table-row>
        <table:table-row table:style-name="ro2">
          <table:table-cell office:value-type="string">
            <text:p>1. Thailand</text:p>
          </table:table-cell>
          <table:table-cell office:value-type="float" office:value="4070000">
            <text:p>4070000</text:p>
          </table:table-cell>
        </table:table-row>
        <table:table-row table:style-name="ro2">
          <table:table-cell office:value-type="string">
            <text:p>2. Indonesia</text:p>
          </table:table-cell>
          <table:table-cell office:value-type="float" office:value="3200000">
            <text:p>3200000</text:p>
          </table:table-cell>
        </table:table-row>
        <table:table-row table:style-name="ro2">
          <table:table-cell office:value-type="string">
            <text:p>3. Malaysia</text:p>
          </table:table-cell>
          <table:table-cell office:value-type="float" office:value="1043000">
            <text:p>1043000</text:p>
          </table:table-cell>
        </table:table-row>
        <table:table-row table:style-name="ro2">
          <table:table-cell office:value-type="string">
            <text:p>4. Vietnam</text:p>
          </table:table-cell>
          <table:table-cell office:value-type="float" office:value="1043000">
            <text:p>1043000</text:p>
          </table:table-cell>
        </table:table-row>
        <table:table-row table:style-name="ro2">
          <table:table-cell office:value-type="string">
            <text:p>5. India</text:p>
          </table:table-cell>
          <table:table-cell office:value-type="string">
            <text:p> 849,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1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1:39:46.68</meta:creation-date>
    <dc:date>2020-01-11T11:50:49.43</dc:date>
    <meta:editing-duration>PT11M7S</meta:editing-duration>
    <meta:editing-cycles>1</meta:editing-cycles>
    <meta:document-statistic meta:table-count="3" meta:cell-count="12" meta:object-count="0"/>
    <meta:generator>OpenOffice/4.1.7$Win32 OpenOffice.org_project/417m1$Build-9800</meta:generator>
  </office:meta>
</office:document-meta>
</file>